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2"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font-name="Georgia" fo:font-size="10.5pt" style:font-size-asian="10.5pt" style:font-size-complex="10.5pt"/>
    </style:style>
    <style:style style:name="T3" style:family="text">
      <style:text-properties style:font-name="Georgia" fo:font-size="10.5pt" fo:font-style="italic" style:font-size-asian="10.5pt" style:font-style-asian="italic" style:font-size-complex="10.5pt" style:font-style-complex="italic"/>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color="#20808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7"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visible Sin </text:p>
      <text:p text:style-name="P2"><text:span text:style-name="T1">Read: </text:span>Mark 11:12-23</text:p>
      <text:p text:style-name="P2"><text:s/></text:p>
      <text:p text:style-name="P2"><text:span text:style-name="T1">Text:</text:span> Mark 11:22 "And Jesus answering saith unto them, Have faith in God."</text:p>
      <text:p text:style-name="P2"/>
      <text:p text:style-name="P2"><text:span text:style-name="T1">Introduction:</text:span> I read these verses as a part of my daily Bible reading; as I read them I wondered about the significance of the fig tree drying up. What did it mean? What message was Jesus trying to display to his hard headed disciples? What does it mean for us today? I got the answer when I was reading an old sermon from David Wilkerson. It was as if God was telling me: “You asked! Here is my answer.” Here is the sermon that came from that answer.</text:p>
      <text:p text:style-name="P2"><text:span text:style-name="T1">I. The Fig Tree:</text:span> The fig tree was old and not good for much. It bore figs once a year and then just took up space while looking good. <text:s/>It is like a-lot of Christians who show up once in awhile and do something spiritual then go into hiding until another spiritual urge hits them. <text:s/>In the Gospel of Mark it represents the old way of working for redemption. <text:s/>The death of this tree represents God’s rejection of the religious system of works in Israel. It was a system that revolved around trying to earn points with God by human effort and self will. It is <text:s/>like the Christian who looks good, but in reality, he bears no fruit.</text:p>
      <text:p text:style-name="P2"><text:s text:c="2"/>God’s new church would not be powered by works but by faith alone. <text:s/>The old religion was about performance: showing up for worship, reading the Torah, and keeping the extensive set of rules. <text:s text:c="2"/>Jesus was showing that salvation by works was insufficient and faith was the watchword of the new covenant.</text:p>
      <text:p text:style-name="P2"><text:span text:style-name="T1">II. The Mountain:</text:span> In verse 23 Jesus says: “…whosoever shall say unto this mountain, Be thou removed, and be thou cast into the sea; and shall not doubt in his heart, but shall believe that those things which he saith shall come to pass; he shall have whatsoever he saith.”</text:p>
      <text:p text:style-name="P2"><text:s text:c="2"/>What mountain is Jesus referring to? <text:s/>The scriptures do not tell us which mountain Jesus was pointing to. Perhaps that is because the mountain was not one that could be physically seen. <text:s/>The mountain to be defeated in our lives is always the same. It is the mountain of unbelief. <text:s/>Jesus tells them plainly in this and the next verse that the issue is believing God. <text:s/>Hebrews 3:19 tells about the children of Israel when it says: “they could not enter in because of unbelief.” Their doubt in God’s trustworthiness cost them the Promised Land.</text:p>
      <text:p text:style-name="P2"><text:span text:style-name="T1">III. Unbelief is serious sin: </text:span><text:s/>Jesus could not do much work in Nazareth because of unbelief (Matthew 13:58). <text:s/>Zacharias lost his voice for nine months because he doubted God. <text:s/>John was the voice crying in the wilderness but his father was mute and could not voice his joy at the coming of the son he had prayed for, for many years; because of his</text:p>
      <text:p text:style-name="P2"><text:s/>unbelief. </text:p>
      <text:p text:style-name="P2"><text:s text:c="2"/>King Asa was a man who’s unbelief cost him dearly. <text:s/>After years of faith-ful service and seeing God deliver him time and time again he found him-self surrounded by an enemy that had just captured a city five miles away. He responded in fear instead of faith. <text:s/>He raided the temple and sent the gold to an evil king to help him. <text:s/>After his victory in battle a prophet was sent to tell him that since he relied on himself instead of God that he would have wars for the rest of his kingdom. <text:s/>His unbelief caused chaos and disorder (II Chronicles 16).</text:p>
      <text:p text:style-name="P2"><text:span text:style-name="T1">IV. The hard part of faith is not believing what we do see:</text:span> Peter was walking on the water until he looked around and began to sink. <text:s/>It is when we have prayed, obeyed scripture, and trusted God for a particular out-come that doesn’t happen; that faith must kick in. <text:s/>What we see is against all that we believe. <text:s/>Perhaps you have a child that you pray for daily and yet they make every decision contrary to what you know is right for them. Faith keeps on praying! <text:s/>Unbelief quits! <text:s/>Maybe there is a healing that you are praying for and the sickness just keeps getting worse. <text:s/>Faith keeps on praying! <text:s/>Unbelief quits! <text:s/>Maybe there is a prayer that remains unanswered and you are tired of praying it. <text:s/>Keep on praying! <text:s/>Don’t quit!</text:p>
      <text:p text:style-name="P2"><text:span text:style-name="T1">Conclude:</text:span> What keeps us praying when others give up and walk away? <text:s/>The same thing that propelled Jesus to the cross. <text:s/>He found a quiet place to pray through His concerns. <text:s/>He found the garden of Gethsemane. <text:s/><text:span text:style-name="T4">It was a place of grievous tormenting prayer. <text:s/>It was a place of tears and sweat. <text:s/>It was a place of fierce battle. <text:s/>It was a place to weep tears of sorrow and receive peace of mind and heart. It was a place to find faith</text:span>.</text:p>
      <text:p text:style-name="P2"><text:s text:c="2"/>Jesus closed His prayer in Gethsemane with these words: "...never-the-less not as I will, but as thou wilt." <text:s/>It was as if He said: “I have prayed, fasted, wept, I have done all that I know to do. <text:s/>I now unload my soul and leave the answer up to you. <text:s/>I only want your will to be done and will trust you no matter how things turn out. </text:p>
      <text:p text:style-name="Standard"><text:span text:style-name="T2"><text:s text:c="2"/></text:span><text:span text:style-name="T3">A concern that has really been on my heart since the Covid 19 virus has appeared is the fear that I have seen among God's people</text:span><text:span text:style-name="T2">. Some have prayed great prayers in the past and seen great answers but now they seem to be overcome by fear. <text:s/>Paul said in II Timothy 1:7 “</text:span><text:span text:style-name="T8">For God hath not given us the spirit of fear; but of power, and of love, and of a sound mind.” Later,in the same chapter he says: “...for I know whom I have believed, and am persuaded that he is able to keep that which I have committed unto him against that day.”</text:span></text:p>
      <text:p text:style-name="Standard"><text:span text:style-name="T2"><text:s/>I really believe that God would be honored (this morning) if we focused our eyes on Him and remember all He has done in the past; then believe that He will handle our concerns today.</text:span></text:p>
      <text:p text:style-name="P2"><text:s text:c="2"/>Don’t give up! <text:s/>God can see each falling tear. <text:s/>He sees the heart that’s needing cheer. <text:s/>Don’t give up for God is nea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7-26T21:07:00</meta:creation-date>
    <dc:creator>j </dc:creator>
    <dc:date>2020-10-08T09:48:19.73</dc:date>
    <meta:editing-cycles>8</meta:editing-cycles>
    <meta:editing-duration>P3DT52M32S</meta:editing-duration>
    <meta:generator>OpenOffice/4.1.3$Win32 OpenOffice.org_project/413m1$Build-9783</meta:generator>
    <meta:document-statistic meta:table-count="0" meta:image-count="0" meta:object-count="0" meta:page-count="1" meta:paragraph-count="18" meta:word-count="1039" meta:character-count="5549"/>
  </office:meta>
</office:document-meta>
</file>